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left="0.5in" fo:text-indent="-0.25in" fo:background-color="#FFFFFF">
        <style:tab-stops/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paragraph-properties fo:text-align="center" fo:margin-left="0.5in" fo:background-color="#FFFFFF">
        <style:tab-stops/>
      </style:paragraph-properties>
      <style:text-properties fo:font-weight="bold" style:font-weight-asian="bold" style:font-weight-complex="bold" fo:font-size="18pt" style:font-size-asian="18pt" style:font-size-complex="18pt" fo:background-color="#FFFFFF"/>
    </style:style>
    <style:style style:name="P3" style:parent-style-name="Normal" style:family="paragraph">
      <style:paragraph-properties fo:text-align="center" fo:margin-left="0.5in" fo:background-color="#FFFFFF">
        <style:tab-stops/>
      </style:paragraph-properties>
      <style:text-properties fo:font-weight="bold" style:font-weight-asian="bold" style:font-weight-complex="bold" fo:color="#404040" fo:font-size="18pt" style:font-size-asian="18pt" style:font-size-complex="18pt" fo:background-color="#FFFFFF"/>
    </style:style>
    <style:style style:name="P4" style:parent-style-name="Normal" style:family="paragraph">
      <style:paragraph-properties fo:text-align="center" fo:margin-left="0.5in" fo:background-color="#FFFFFF">
        <style:tab-stops/>
      </style:paragraph-properties>
      <style:text-properties fo:font-weight="bold" style:font-weight-asian="bold" style:font-weight-complex="bold" fo:font-size="18pt" style:font-size-asian="18pt" style:font-size-complex="18pt" fo:background-color="#FFFFFF"/>
    </style:style>
    <style:style style:name="P5" style:parent-style-name="Normal" style:list-style-name="LFO1" style:family="paragraph">
      <style:paragraph-properties fo:background-color="#FFFFFF"/>
    </style:style>
    <style:style style:name="T6" style:parent-style-name="DefaultParagraphFont" style:family="text">
      <style:text-properties fo:font-weight="bold" style:font-weight-asian="bold" fo:background-color="#FFFFFF"/>
    </style:style>
    <style:style style:name="T7" style:parent-style-name="DefaultParagraphFont" style:family="text">
      <style:text-properties fo:background-color="#FFFFFF"/>
    </style:style>
    <style:style style:name="P8" style:parent-style-name="Normal" style:family="paragraph">
      <style:paragraph-properties fo:background-color="#FFFFFF"/>
      <style:text-properties fo:color="#404040" fo:background-color="#FFFFFF"/>
    </style:style>
    <style:style style:name="P9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 fo:background-color="#FFFFFF"/>
    </style:style>
    <style:style style:name="P10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 fo:background-color="#FFFFFF"/>
    </style:style>
    <style:style style:name="P11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 fo:background-color="#FFFFFF"/>
    </style:style>
    <style:style style:name="P12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 fo:background-color="#FFFFFF"/>
    </style:style>
    <style:style style:name="P13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 fo:background-color="#FFFFFF"/>
    </style:style>
    <style:style style:name="P14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 fo:background-color="#FFFFFF"/>
    </style:style>
    <style:style style:name="P15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 fo:background-color="#FFFFFF"/>
    </style:style>
    <style:style style:name="P16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 fo:background-color="#FFFFFF"/>
    </style:style>
    <style:style style:name="P17" style:parent-style-name="Normal" style:list-style-name="LFO1" style:family="paragraph">
      <style:paragraph-properties fo:background-color="#FFFFFF"/>
      <style:text-properties fo:font-weight="bold" style:font-weight-asian="bold" style:font-weight-complex="bold" fo:color="#000000" fo:background-color="#FFFFFF"/>
    </style:style>
    <style:style style:name="P18" style:parent-style-name="Normal" style:list-style-name="LFO1" style:family="paragraph">
      <style:paragraph-properties fo:margin-bottom="0.25in" fo:background-color="#FFFFFF"/>
      <style:text-properties fo:font-weight="bold" style:font-weight-asian="bold" style:font-weight-complex="bold" fo:color="#000000" fo:background-color="#FFFFFF"/>
    </style:style>
    <style:style style:name="P19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P2">JDBC</text:p>
      <text:p text:style-name="P3"/>
      <text:p text:style-name="P4"/>
      <text:list text:style-name="LFO1" text:continue-numbering="true">
        <text:list-item>
          <text:p text:style-name="P5"><text:span text:style-name="T6">Design a Java program to create a simple employee management system using JDBC and MySQL Connector/J. The program should allow users to perform the following operations</text:span><text:span text:style-name="T7">:</text:span></text:p>
        </text:list-item>
      </text:list>
      <text:p text:style-name="P8"/>
      <text:list text:style-name="LFO1" text:continue-numbering="true">
        <text:list-item>
          <text:list>
            <text:list-item>
              <text:p text:style-name="P9">Add a new employee: The user can enter details like<text:s/>employee ID, name, department, and salary, and the program should add the employee to the database.</text:p>
            </text:list-item>
            <text:list-item>
              <text:p text:style-name="P10">Update employee details: The user can update the name, department, or salary of an existing employee based on their employee ID.</text:p>
            </text:list-item>
            <text:list-item>
              <text:p text:style-name="P11">Delete an<text:s/>employee: The user can delete an employee from the database based on their employee ID.</text:p>
            </text:list-item>
            <text:list-item>
              <text:p text:style-name="P12">Display all employees: The program should retrieve and display a list of all employees and their details from the database.</text:p>
            </text:list-item>
            <text:list-item>
              <text:p text:style-name="P13">Requirements:</text:p>
              <text:list text:continue-numbering="true">
                <text:list-item>
                  <text:p text:style-name="P14">Use JDBC and MySQL Connector/J<text:s/>to connect to the MySQL database and perform CRUD (Create, Read, Update, Delete) operations.</text:p>
                </text:list-item>
                <text:list-item>
                  <text:p text:style-name="P15">Implement exception handling to handle possible errors during database interactions.</text:p>
                </text:list-item>
                <text:list-item>
                  <text:p text:style-name="P16">Provide a user-friendly console interface for the user to interact with the employee management system.</text:p>
                </text:list-item>
                <text:list-item>
                  <text:p text:style-name="P17">Cover Java topics such as classes, methods, user input and output (I/O), and exception handling.</text:p>
                </text:list-item>
              </text:list>
            </text:list-item>
            <text:list-item>
              <text:p text:style-name="P18">Note: Before running the program, make sure you have MySQL installed, create a database named "employee_management," and a table named "employees" with columns: "id" (INT, PRIMARY KEY), "name" (VARCHAR), "department" (VARCHAR), and "salary" (DOUBLE).</text:p>
            </text:list-item>
          </text:list>
        </text:list-item>
      </text:list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15%"/>
      <style:text-properties style:font-name="Arial" style:font-name-asian="Arial" style:font-name-complex="Arial" style:letter-kerning="false" fo:language="en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tish Reddy</meta:initial-creator>
    <dc:creator>Satish Reddy</dc:creator>
    <meta:creation-date>2023-08-18T09:13:00Z</meta:creation-date>
    <dc:date>2023-08-18T09:20:00Z</dc:date>
    <meta:template xlink:href="Normal" xlink:type="simple"/>
    <meta:editing-cycles>2</meta:editing-cycles>
    <meta:editing-duration>PT360S</meta:editing-duration>
    <meta:document-statistic meta:page-count="1" meta:paragraph-count="2" meta:word-count="202" meta:character-count="1356" meta:row-count="9" meta:non-whitespace-character-count="1156"/>
  </office:meta>
</office:document-meta>
</file>